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ntium Plus" svg:font-family="'Gentium Plus'"/>
    <style:font-face style:name="DejaVu Sans Mono" svg:font-family="'DejaVu Sans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paragraph-properties fo:margin-left="1in" fo:margin-right="0in" fo:text-indent="-1in" style:auto-text-indent="false">
        <style:tab-stops/>
      </style:paragraph-properties>
    </style:style>
    <style:style style:name="P5" style:family="paragraph" style:parent-style-name="Standard">
      <style:paragraph-properties fo:margin-left="1in" fo:margin-right="0in" fo:text-indent="-1in" style:auto-text-indent="false">
        <style:tab-stops/>
      </style:paragraph-properties>
    </style:style>
    <style:style style:name="P6" style:family="paragraph" style:parent-style-name="Standard">
      <style:paragraph-properties fo:margin-left="1in" fo:margin-right="0in" fo:text-indent="-1in" style:auto-text-indent="false">
        <style:tab-stops/>
      </style:paragraph-properties>
      <style:text-properties style:font-name="DejaVu Sans Mono" fo:font-size="8pt" style:font-size-asian="8pt" style:font-size-complex="8pt"/>
    </style:style>
    <style:style style:name="P7" style:family="paragraph" style:parent-style-name="Standard">
      <style:paragraph-properties fo:margin-left="1in" fo:margin-right="0in" fo:text-indent="-1in" style:auto-text-indent="false" fo:break-before="pag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DejaVu Sans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dump.pl</text:p>
      <text:p text:style-name="P2">An interactive utility to query REST interfaces</text:p>
      <text:p text:style-name="P2"/>
      <text:p text:style-name="P2">Robert J. Lynch</text:p>
      <text:p text:style-name="P2">June 28, 2013</text:p>
      <text:p text:style-name="P3"/>
      <text:p text:style-name="Standard"/>
      <text:p text:style-name="Standard">scp location: <text:tab/><text:a xlink:type="simple" xlink:href="mailto:rlynch@caracal">rlynch@caracal</text:a>:/home/rlynch/mycode/restdump.pl</text:p>
      <text:p text:style-name="Standard">password: <text:tab/>gargoyle!</text:p>
      <text:p text:style-name="Standard"/>
      <text:p text:style-name="P4">Purpose:<text:tab/>to use CURL to attach to a RHEV (or other similar) REST API interface, to push queries to the REST API, then to print out the results in a readable format. </text:p>
      <text:p text:style-name="P4"/>
      <text:p text:style-name="P4">Use:<text:tab/>restdump –help <text:tab/>for the commandline help<text:line-break/>restdump -i<text:tab/><text:tab/>for interactive mode (query-by-query, very useful)<text:line-break/>restdump {uri} [{uri...}]<text:tab/>for batch oriented set of queries</text:p>
      <text:p text:style-name="P4"/>
      <text:p text:style-name="P4">NOTE 1:<text:tab/>restdump <text:span text:style-name="T2">also</text:span><text:span text:style-name="T3"> sends a copy of all printed output to “restdump.out” in </text:span><text:span text:style-name="T2">append</text:span><text:span text:style-name="T3"> mode. <text:s/>This allows one to review the relatively long REST dumps at a later time, to look back without having always to re-do the queries. </text:span></text:p>
      <text:p text:style-name="P4"><text:span text:style-name="T3"/></text:p>
      <text:p text:style-name="P4"><text:span text:style-name="T3">NOTE 2:<text:tab/>this program was </text:span><text:span text:style-name="T2">vital</text:span><text:span text:style-name="T3"> tool for determining the nature of the output that RHEV supplies at the RHEV-M REST API level. <text:s/>From this output, the strategy for querying the REST API in JAVA was determined.</text:span></text:p>
      <text:p text:style-name="P4"><text:span text:style-name="T3"/></text:p>
      <text:p text:style-name="P4"><text:span text:style-name="T3"/></text:p>
      <text:p text:style-name="P7"><text:span text:style-name="T3">SOURCE CODE:</text:span></text:p>
      <text:p text:style-name="P4"><text:span text:style-name="T3"/></text:p>
      <text:p text:style-name="P6"><text:span text:style-name="T3">#!/usr/bin/perl</text:span></text:p>
      <text:p text:style-name="P6"><text:span text:style-name="T3">#</text:span></text:p>
      <text:p text:style-name="P6"><text:span text:style-name="T3"/></text:p>
      <text:p text:style-name="P6"><text:span text:style-name="T3">$USAGE = &lt;&lt; 'end';</text:span></text:p>
      <text:p text:style-name="P6"><text:span text:style-name="T3">----------------------------------------------------------------------</text:span></text:p>
      <text:p text:style-name="P6"><text:span text:style-name="T3">- restdump.pl <text:s text:c="15"/>to query, and print out the results of <text:s/>-</text:span></text:p>
      <text:p text:style-name="P6"><text:span text:style-name="T3">- <text:s text:c="27"/>a REST query (typically to RHEV server) -</text:span></text:p>
      <text:p text:style-name="P6"><text:span text:style-name="T3">----------------------------------------------------------------------</text:span></text:p>
      <text:p text:style-name="P6"><text:span text:style-name="T3">- USAGE: restdump [-i | -interactive] <text:s text:c="31"/>-</text:span></text:p>
      <text:p text:style-name="P6"><text:span text:style-name="T3">- OR: <text:s text:c="3"/>restdump {uri} [{uri}...] <text:s text:c="34"/>-</text:span></text:p>
      <text:p text:style-name="P6"><text:span text:style-name="T3">- <text:s text:c="67"/>-</text:span></text:p>
      <text:p text:style-name="P6"><text:span text:style-name="T3">- WHERE <text:s/>-i <text:s text:c="17"/>engages the 'interactive' mode, which <text:s text:c="2"/>-</text:span></text:p>
      <text:p text:style-name="P6"><text:span text:style-name="T3">- <text:s text:c="27"/>prompts user for a REST endpoint, makes -</text:span></text:p>
      <text:p text:style-name="P6"><text:span text:style-name="T3">- <text:s text:c="27"/>the query, and shows the response. <text:s text:c="5"/>-</text:span></text:p>
      <text:p text:style-name="P6"><text:span text:style-name="T3">- <text:s text:c="67"/>-</text:span></text:p>
      <text:p text:style-name="P6"><text:span text:style-name="T3">- <text:s text:c="7"/>{uri} <text:s text:c="14"/>is a REST endpoint. <text:s text:c="20"/>-</text:span></text:p>
      <text:p text:style-name="P6"><text:span text:style-name="T3">----------------------------------------------------------------------</text:span></text:p>
      <text:p text:style-name="P6"><text:span text:style-name="T3">- Copyright (C) 2013 by Groundwork Open Source <text:s text:c="5"/>San Francisco, CA-</text:span></text:p>
      <text:p text:style-name="P6"><text:span text:style-name="T3">----------------------------------------------------------------------</text:span></text:p>
      <text:p text:style-name="P6"><text:span text:style-name="T3">end</text:span></text:p>
      <text:p text:style-name="P6"><text:span text:style-name="T3">;</text:span></text:p>
      <text:p text:style-name="P6"><text:span text:style-name="T3"/></text:p>
      <text:p text:style-name="P6"><text:span text:style-name="T3">use XML::Parser;</text:span></text:p>
      <text:p text:style-name="P6"><text:span text:style-name="T3">use Data::Dumper;</text:span></text:p>
      <text:p text:style-name="P6"><text:span text:style-name="T3"><text:s/></text:span></text:p>
      <text:p text:style-name="P6"><text:span text:style-name="T3"># ----------------------------------------------------------------------</text:span></text:p>
      <text:p text:style-name="P6"><text:span text:style-name="T3"># XML parser demonstration</text:span></text:p>
      <text:p text:style-name="P6"><text:span text:style-name="T3"># ----------------------------------------------------------------------</text:span></text:p>
      <text:p text:style-name="P6"><text:span text:style-name="T3"># <text:s/>my $parser = new XML::Parser( Style =&gt; 'Tree' );</text:span></text:p>
      <text:p text:style-name="P6"><text:span text:style-name="T3"># <text:s/>my $tree = $parser-&gt;parsefile( shift @ARGV );</text:span></text:p>
      <text:p text:style-name="P6"><text:span text:style-name="T3"># <text:s text:c="2"/></text:span></text:p>
      <text:p text:style-name="P6"><text:span text:style-name="T3"># <text:s/>use Data::Dumper;</text:span></text:p>
      <text:p text:style-name="P6"><text:span text:style-name="T3"># <text:s/>print Dumper( $tree );</text:span></text:p>
      <text:p text:style-name="P6"><text:span text:style-name="T3"># ----------------------------------------------------------------------</text:span></text:p>
      <text:p text:style-name="P6"><text:span text:style-name="T3"/></text:p>
      <text:p text:style-name="P6"><text:span text:style-name="T3"># $canon_curl = 'curl -X GET -H "Accept: application/xml" -u admin@internal:#m3t30r1t3 --cacert rhevm.cer https://eng-rhev-m-1.groundwork.groundworkopensource.com:443/api';</text:span></text:p>
      <text:p text:style-name="P6"><text:span text:style-name="T3"/></text:p>
      <text:p text:style-name="P6"><text:span text:style-name="T3">my $user;</text:span></text:p>
      <text:p text:style-name="P6"><text:span text:style-name="T3">my $realm;</text:span></text:p>
      <text:p text:style-name="P6"><text:span text:style-name="T3">my $password;</text:span></text:p>
      <text:p text:style-name="P6"><text:span text:style-name="T3">my $cert;</text:span></text:p>
      <text:p text:style-name="P6"><text:span text:style-name="T3">my $server;</text:span></text:p>
      <text:p text:style-name="P6"><text:span text:style-name="T3">my $port;</text:span></text:p>
      <text:p text:style-name="P6"><text:span text:style-name="T3">my $timetag_start;</text:span></text:p>
      <text:p text:style-name="P6"><text:span text:style-name="T3">my $sprint2c_maxlen = 50;</text:span></text:p>
      <text:p text:style-name="P6"><text:span text:style-name="T3">my $sprint2c_max <text:s text:c="3"/>= 50;</text:span></text:p>
      <text:p text:style-name="P6"><text:span text:style-name="T3">my $dumpxml <text:s text:c="8"/>= 0;</text:span></text:p>
      <text:p text:style-name="P6"><text:span text:style-name="T3"/></text:p>
      <text:p text:style-name="P6"><text:span text:style-name="T3">my %href_dumped = ();</text:span></text:p>
      <text:p text:style-name="P6"><text:span text:style-name="T3"/></text:p>
      <text:p text:style-name="P6"><text:span text:style-name="T3">&amp;timetag;</text:span></text:p>
      <text:p text:style-name="P6"><text:span text:style-name="T3">&amp;main;</text:span></text:p>
      <text:p text:style-name="P6"><text:span text:style-name="T3">&amp;timetag( "restdump" );</text:span></text:p>
      <text:p text:style-name="P6"><text:span text:style-name="T3"/></text:p>
      <text:p text:style-name="P6"><text:span text:style-name="T3">sub timetag</text:span></text:p>
      <text:p text:style-name="P6"><text:span text:style-name="T3">{</text:span></text:p>
      <text:p text:style-name="P6"><text:span text:style-name="T3"><text:s text:c="4"/>my $t = time;</text:span></text:p>
      <text:p text:style-name="P6"><text:span text:style-name="T3"><text:s text:c="4"/>if( defined $timetag_start )</text:span></text:p>
      <text:p text:style-name="P6"><text:span text:style-name="T3"><text:s text:c="4"/>{</text:span></text:p>
      <text:p text:style-name="P6"><text:span text:style-name="T3"><text:s text:c="8"/>printf STDERR "%s took %d sec.\n", ($_{0} ? $_{0} : "run"), $t - $timetag_start;</text:span></text:p>
      <text:p text:style-name="P6"><text:span text:style-name="T3"><text:s text:c="4"/>}</text:span></text:p>
      <text:p text:style-name="P6"><text:span text:style-name="T3"><text:s text:c="4"/>$timetag_start = $t;</text:span></text:p>
      <text:p text:style-name="P6"><text:span text:style-name="T3">}</text:span></text:p>
      <text:p text:style-name="P6"><text:span text:style-name="T3"/></text:p>
      <text:p text:style-name="P6"><text:span text:style-name="T3">sub main</text:span></text:p>
      <text:p text:style-name="P6"><text:span text:style-name="T3">{</text:span></text:p>
      <text:p text:style-name="P6"><text:span text:style-name="T3"><text:s text:c="4"/>if( @ARGV &amp;&amp; $ARGV[ 0 ] =~ /^(--?help|-[?])/ )</text:span></text:p>
      <text:p text:style-name="P6"><text:span text:style-name="T3"><text:s text:c="4"/>{</text:span></text:p>
      <text:p text:style-name="P6"><text:soft-page-break/><text:span text:style-name="T3"><text:s text:c="8"/>print STDERR $USAGE;</text:span></text:p>
      <text:p text:style-name="P6"><text:span text:style-name="T3"><text:s text:c="8"/>exit( -1 );</text:span></text:p>
      <text:p text:style-name="P6"><text:span text:style-name="T3"><text:s text:c="4"/>}</text:span></text:p>
      <text:p text:style-name="P6"><text:span text:style-name="T3"/></text:p>
      <text:p text:style-name="P6"><text:span text:style-name="T3"><text:s text:c="4"/>my @dolist = @ARGV;</text:span></text:p>
      <text:p text:style-name="P6"><text:span text:style-name="T3"/></text:p>
      <text:p text:style-name="P6"><text:span text:style-name="T3"><text:s text:c="4"/>my @parameters =</text:span></text:p>
      <text:p text:style-name="P6"><text:span text:style-name="T3"><text:s text:c="4"/>( </text:span></text:p>
      <text:p text:style-name="P6"><text:span text:style-name="T3"><text:s text:c="8"/>"admin", "internal", "#m3t30r1t3", </text:span></text:p>
      <text:p text:style-name="P6"><text:span text:style-name="T3"><text:s text:c="8"/>"rhevm.cer", </text:span></text:p>
      <text:p text:style-name="P6"><text:span text:style-name="T3"><text:s text:c="8"/>"eng-rhev-m-1.groundwork.groundworkopensource.com", </text:span></text:p>
      <text:p text:style-name="P6"><text:span text:style-name="T3"><text:s text:c="8"/>"443"</text:span></text:p>
      <text:p text:style-name="P6"><text:span text:style-name="T3"><text:s text:c="4"/>);</text:span></text:p>
      <text:p text:style-name="P6"><text:span text:style-name="T3"/></text:p>
      <text:p text:style-name="P6"><text:span text:style-name="T3"><text:s text:c="4"/>my $tree;</text:span></text:p>
      <text:p text:style-name="P6"><text:span text:style-name="T3"><text:s text:c="4"/>my $xml;</text:span></text:p>
      <text:p text:style-name="P6"><text:span text:style-name="T3"/></text:p>
      <text:p text:style-name="P6"><text:span text:style-name="T3"><text:s text:c="4"/>if( @dolist )</text:span></text:p>
      <text:p text:style-name="P6"><text:span text:style-name="T3"><text:s text:c="4"/>{</text:span></text:p>
      <text:p text:style-name="P6"><text:span text:style-name="T3"><text:s text:c="8"/># interactive</text:span></text:p>
      <text:p text:style-name="P6"><text:span text:style-name="T3"><text:s text:c="8"/>if( $dolist[0] =~ /^-?int(eractive)?/i )</text:span></text:p>
      <text:p text:style-name="P6"><text:span text:style-name="T3"><text:s text:c="8"/>{</text:span></text:p>
      <text:p text:style-name="P6"><text:span text:style-name="T3"><text:s text:c="12"/>my $response;</text:span></text:p>
      <text:p text:style-name="P6"><text:span text:style-name="T3"><text:s text:c="12"/>my $output;</text:span></text:p>
      <text:p text:style-name="P6"><text:span text:style-name="T3"/></text:p>
      <text:p text:style-name="P6"><text:span text:style-name="T3"><text:s text:c="12"/>die "Couldn't append to '$x'" unless open OUT, "&gt;&gt;", $x = "restdump.out";</text:span></text:p>
      <text:p text:style-name="P6"><text:span text:style-name="T3"><text:s text:c="12"/>while(1)</text:span></text:p>
      <text:p text:style-name="P6"><text:span text:style-name="T3"><text:s text:c="12"/>{</text:span></text:p>
      <text:p text:style-name="P6"><text:span text:style-name="T3"><text:s text:c="16"/>printf STDERR "-d, URI or q&gt; ";</text:span></text:p>
      <text:p text:style-name="P6"><text:span text:style-name="T3"><text:s text:c="16"/>$response = scalar &lt;STDIN&gt;;</text:span></text:p>
      <text:p text:style-name="P6"><text:span text:style-name="T3"><text:s text:c="16"/>chomp $response;</text:span></text:p>
      <text:p text:style-name="P6"><text:span text:style-name="T3"/></text:p>
      <text:p text:style-name="P6"><text:span text:style-name="T3"><text:s text:c="16"/>exit(0) if $response =~ /^\s*q(uit)?\s*$/i;</text:span></text:p>
      <text:p text:style-name="P6"><text:span text:style-name="T3"><text:s text:c="16"/>next <text:s text:c="3"/>if $response =~ /^\s*$/;</text:span></text:p>
      <text:p text:style-name="P6"><text:span text:style-name="T3"/></text:p>
      <text:p text:style-name="P6"><text:span text:style-name="T3"><text:s text:c="16"/>if( $response =~ /^\s*-d(ump)?\s*$/i )</text:span></text:p>
      <text:p text:style-name="P6"><text:span text:style-name="T3"><text:s text:c="16"/>{</text:span></text:p>
      <text:p text:style-name="P6"><text:span text:style-name="T3"><text:s text:c="20"/>$dumpxml = ! $dumpxml;</text:span></text:p>
      <text:p text:style-name="P6"><text:span text:style-name="T3"><text:s text:c="20"/>print STDERR "xml dumping: ", $dumpxml ? "ON\n" : "OFF\n";</text:span></text:p>
      <text:p text:style-name="P6"><text:span text:style-name="T3"><text:s text:c="20"/>next;</text:span></text:p>
      <text:p text:style-name="P6"><text:span text:style-name="T3"><text:s text:c="16"/>}</text:span></text:p>
      <text:p text:style-name="P6"><text:span text:style-name="T3"/></text:p>
      <text:p text:style-name="P6"><text:span text:style-name="T3"><text:s text:c="16"/>print OUT "\n\nURI: $response\n";</text:span></text:p>
      <text:p text:style-name="P6"><text:span text:style-name="T3"><text:s text:c="16"/>$tree = XML2tree( $xml = curl( @parameters, $response ));</text:span></text:p>
      <text:p text:style-name="P6"><text:span text:style-name="T3"><text:s text:c="16"/>$output = sprinttree( $tree, 0, $uri, 0 );</text:span></text:p>
      <text:p text:style-name="P6"><text:span text:style-name="T3"><text:s text:c="16"/>print OUT $output;</text:span></text:p>
      <text:p text:style-name="P6"><text:span text:style-name="T3"><text:s text:c="16"/>print <text:s text:c="4"/>$output;</text:span></text:p>
      <text:p text:style-name="P6"><text:span text:style-name="T3"><text:s text:c="16"/>print OUT $xml if $dumpxml;</text:span></text:p>
      <text:p text:style-name="P6"><text:span text:style-name="T3"><text:s text:c="12"/>}</text:span></text:p>
      <text:p text:style-name="P6"><text:span text:style-name="T3"><text:s text:c="8"/>}</text:span></text:p>
      <text:p text:style-name="P6"><text:span text:style-name="T3"><text:s text:c="8"/>else</text:span></text:p>
      <text:p text:style-name="P6"><text:span text:style-name="T3"><text:s text:c="8"/>{</text:span></text:p>
      <text:p text:style-name="P6"><text:span text:style-name="T3"><text:s text:c="12"/>foreach my $uri ( @dolist )</text:span></text:p>
      <text:p text:style-name="P6"><text:span text:style-name="T3"><text:s text:c="12"/>{</text:span></text:p>
      <text:p text:style-name="P6"><text:span text:style-name="T3"><text:s text:c="16"/>$tree = XML2tree( $xml = curl( @parameters, $uri ));</text:span></text:p>
      <text:p text:style-name="P6"><text:span text:style-name="T3"><text:s text:c="16"/>print "HREF: $uri\n";</text:span></text:p>
      <text:p text:style-name="P6"><text:span text:style-name="T3"><text:s text:c="16"/>print sprinttree( $tree, 0, $uri, 0 );</text:span></text:p>
      <text:p text:style-name="P6"><text:span text:style-name="T3"><text:s text:c="12"/>}</text:span></text:p>
      <text:p text:style-name="P6"><text:span text:style-name="T3"><text:s text:c="8"/>}</text:span></text:p>
      <text:p text:style-name="P6"><text:span text:style-name="T3"><text:s text:c="4"/>}</text:span></text:p>
      <text:p text:style-name="P6"><text:span text:style-name="T3"><text:s text:c="4"/>else</text:span></text:p>
      <text:p text:style-name="P6"><text:span text:style-name="T3"><text:s text:c="4"/>{</text:span></text:p>
      <text:p text:style-name="P6"><text:span text:style-name="T3"><text:s text:c="8"/>$tree = XML2tree( $xml = curl( @parameters, "api" ));</text:span></text:p>
      <text:p text:style-name="P6"><text:span text:style-name="T3"/></text:p>
      <text:p text:style-name="P6"><text:span text:style-name="T3"><text:s text:c="8"/>print "api.tree:\n";</text:span></text:p>
      <text:p text:style-name="P6"><text:span text:style-name="T3"><text:s text:c="8"/>print sprinttree( $tree, 0, "api", 0 );</text:span></text:p>
      <text:p text:style-name="P6"><text:span text:style-name="T3"/></text:p>
      <text:p text:style-name="P6"><text:span text:style-name="T3"><text:s text:c="8"/>for( my $i = 0; $i &lt; @{$tree-&gt;[1]}; $i++ )</text:span></text:p>
      <text:p text:style-name="P6"><text:span text:style-name="T3"><text:s text:c="8"/>{</text:span></text:p>
      <text:p text:style-name="P6"><text:span text:style-name="T3"><text:s text:c="12"/>if( !ref $tree-&gt;[1][ $i ] </text:span></text:p>
      <text:p text:style-name="P6"><text:span text:style-name="T3"><text:s text:c="12"/>&amp;&amp; <text:s text:c="6"/>$tree-&gt;[1][ $i ] eq "link" )</text:span></text:p>
      <text:p text:style-name="P6"><text:span text:style-name="T3"><text:s text:c="12"/>{</text:span></text:p>
      <text:p text:style-name="P6"><text:soft-page-break/><text:span text:style-name="T3"><text:s text:c="16"/>$i++;</text:span></text:p>
      <text:p text:style-name="P6"><text:span text:style-name="T3"><text:s text:c="16"/>my $x;</text:span></text:p>
      <text:p text:style-name="P6"><text:span text:style-name="T3"><text:s text:c="16"/>if( defined ( $x = $tree-&gt;[1][$i][0]{ href } ))</text:span></text:p>
      <text:p text:style-name="P6"><text:span text:style-name="T3"><text:s text:c="16"/>{</text:span></text:p>
      <text:p text:style-name="P6"><text:span text:style-name="T3"><text:s text:c="20"/>print "href: $x\n";</text:span></text:p>
      <text:p text:style-name="P6"><text:span text:style-name="T3"><text:s text:c="20"/>next if( $x =~ /{query}/i );</text:span></text:p>
      <text:p text:style-name="P6"><text:span text:style-name="T3"><text:s text:c="20"/>my $tree2 = XML2tree( $xml = curl( @parameters, $x ));</text:span></text:p>
      <text:p text:style-name="P6"><text:span text:style-name="T3"><text:s text:c="20"/>print "$x.tree:\n";</text:span></text:p>
      <text:p text:style-name="P6"><text:span text:style-name="T3"><text:s text:c="20"/>print sprinttree( $tree2, 0, $x, 0 ); <text:s/># access-orientied format</text:span></text:p>
      <text:p text:style-name="P6"><text:span text:style-name="T3"># <text:s text:c="18"/>print sprinttree( $tree2, 0, $x, 1 ); <text:s/># detailed format <text:s/>(comment out if not needed)</text:span></text:p>
      <text:p text:style-name="P6"><text:span text:style-name="T3"><text:s text:c="16"/>}</text:span></text:p>
      <text:p text:style-name="P6"><text:span text:style-name="T3"><text:s text:c="12"/>}</text:span></text:p>
      <text:p text:style-name="P6"><text:span text:style-name="T3"><text:s text:c="8"/>}</text:span></text:p>
      <text:p text:style-name="P6"><text:span text:style-name="T3"/></text:p>
      <text:p text:style-name="P6"><text:span text:style-name="T3"><text:s text:c="8"/>my $findpath; <text:s/>#below, multiple settings records different experiments!</text:span></text:p>
      <text:p text:style-name="P6"><text:span text:style-name="T3"/></text:p>
      <text:p text:style-name="P6"><text:span text:style-name="T3"><text:s text:c="8"/>$findpath = "capabilities.version.features.feature[*].host.memory";</text:span></text:p>
      <text:p text:style-name="P6"><text:span text:style-name="T3"><text:s text:c="8"/>$findpath = "api[0].special_objects[0].link[0].href[0]";</text:span></text:p>
      <text:p text:style-name="P6"><text:span text:style-name="T3"/></text:p>
      <text:p text:style-name="P6"><text:span text:style-name="T3"><text:s text:c="8"/>printf "%s: %s\n", $findpath, getfromtree( $tree, $findpath );</text:span></text:p>
      <text:p text:style-name="P6"><text:span text:style-name="T3"><text:s text:c="4"/>}</text:span></text:p>
      <text:p text:style-name="P6"><text:span text:style-name="T3">}</text:span></text:p>
      <text:p text:style-name="P6"><text:span text:style-name="T3"/></text:p>
      <text:p text:style-name="P6"><text:span text:style-name="T3">sub XML2tree</text:span></text:p>
      <text:p text:style-name="P6"><text:span text:style-name="T3">{</text:span></text:p>
      <text:p text:style-name="P6"><text:span text:style-name="T3"><text:s text:c="4"/>my $xml = shift;</text:span></text:p>
      <text:p text:style-name="P6"><text:span text:style-name="T3"/></text:p>
      <text:p text:style-name="P6"><text:span text:style-name="T3"><text:s text:c="4"/>my $parser = new XML::Parser( Style =&gt; 'Tree' );</text:span></text:p>
      <text:p text:style-name="P6"><text:span text:style-name="T3"><text:s text:c="4"/>my $tree = $parser-&gt;parse( $xml );</text:span></text:p>
      <text:p text:style-name="P6"><text:span text:style-name="T3"/></text:p>
      <text:p text:style-name="P6"><text:span text:style-name="T3"><text:s text:c="4"/>return $tree;</text:span></text:p>
      <text:p text:style-name="P6"><text:span text:style-name="T3">}</text:span></text:p>
      <text:p text:style-name="P6"><text:span text:style-name="T3"/></text:p>
      <text:p text:style-name="P6"><text:span text:style-name="T3">sub getfromtree</text:span></text:p>
      <text:p text:style-name="P6"><text:span text:style-name="T3">{</text:span></text:p>
      <text:p text:style-name="P6"><text:span text:style-name="T3"><text:s text:c="4"/>my $tree = shift;</text:span></text:p>
      <text:p text:style-name="P6"><text:span text:style-name="T3"><text:s text:c="4"/>my $path = shift;</text:span></text:p>
      <text:p text:style-name="P6"><text:span text:style-name="T3"><text:s text:c="4"/>my $item = "";</text:span></text:p>
      <text:p text:style-name="P6"><text:span text:style-name="T3"><text:s text:c="4"/>my $index = undef;</text:span></text:p>
      <text:p text:style-name="P6"><text:span text:style-name="T3"/></text:p>
      <text:p text:style-name="P6"><text:span text:style-name="T3"><text:s text:c="4"/>$item <text:s/>= $1 if( $path =~ s/^([^\[\.]+)\.?// );</text:span></text:p>
      <text:p text:style-name="P6"><text:span text:style-name="T3"><text:s text:c="4"/>$index = $1 if( $path =~ s/^\[([^\]]*)\]\.?// );</text:span></text:p>
      <text:p text:style-name="P6"><text:span text:style-name="T3"><text:s text:c="4"/>$index = 0 <text:s/>if( !defined $index );</text:span></text:p>
      <text:p text:style-name="P6"><text:span text:style-name="T3"/></text:p>
      <text:p text:style-name="P6"><text:span text:style-name="T3"><text:s text:c="4"/># printf "%s[%s] %s\n", $item, $index, $path;</text:span></text:p>
      <text:p text:style-name="P6"><text:span text:style-name="T3"/></text:p>
      <text:p text:style-name="P6"><text:span text:style-name="T3"><text:s text:c="4"/>my $foundcount = 0;</text:span></text:p>
      <text:p text:style-name="P6"><text:span text:style-name="T3"><text:s text:c="4"/>for( my $i = 0; $i &lt; @{$tree}; $i++ )</text:span></text:p>
      <text:p text:style-name="P6"><text:span text:style-name="T3"><text:s text:c="4"/>{</text:span></text:p>
      <text:p text:style-name="P6"><text:span text:style-name="T3"><text:s text:c="8"/>if( <text:s text:c="3"/>"HASH" eq ref $tree-&gt;[$i] )</text:span></text:p>
      <text:p text:style-name="P6"><text:span text:style-name="T3"><text:s text:c="8"/>{</text:span></text:p>
      <text:p text:style-name="P6"><text:span text:style-name="T3"><text:s text:c="12"/>return $tree-&gt;[ $i ]{ $item } </text:span></text:p>
      <text:p text:style-name="P6"><text:span text:style-name="T3"><text:s text:c="16"/>if $item </text:span></text:p>
      <text:p text:style-name="P6"><text:span text:style-name="T3"><text:s text:c="16"/>&amp;&amp; defined $tree-&gt;[ $i ]{ $item };</text:span></text:p>
      <text:p text:style-name="P6"><text:span text:style-name="T3"><text:s text:c="8"/>}</text:span></text:p>
      <text:p text:style-name="P6"><text:span text:style-name="T3"><text:s text:c="8"/>elsif( "ARRAY" eq ref $tree-&gt;[$i] )</text:span></text:p>
      <text:p text:style-name="P6"><text:span text:style-name="T3"><text:s text:c="8"/>{</text:span></text:p>
      <text:p text:style-name="P6"><text:span text:style-name="T3"><text:s text:c="8"/>}</text:span></text:p>
      <text:p text:style-name="P6"><text:span text:style-name="T3"><text:s text:c="8"/>elsif( "" <text:s text:c="7"/>eq ref $tree-&gt;[$i] </text:span></text:p>
      <text:p text:style-name="P6"><text:span text:style-name="T3"><text:s text:c="8"/>or <text:s text:c="4"/>"LVALUE" <text:s/>eq ref $tree-&gt;[$i]</text:span></text:p>
      <text:p text:style-name="P6"><text:span text:style-name="T3"><text:s text:c="8"/>or <text:s text:c="4"/>"VSTRING" eq ref $tree-&gt;[$i] </text:span></text:p>
      <text:p text:style-name="P6"><text:span text:style-name="T3"><text:s text:c="8"/>or <text:s text:c="4"/>"SCALAR" <text:s/>eq ref $tree-&gt;[$i] )</text:span></text:p>
      <text:p text:style-name="P6"><text:span text:style-name="T3"><text:s text:c="8"/>{</text:span></text:p>
      <text:p text:style-name="P6"><text:span text:style-name="T3"><text:s text:c="12"/>return $tree-&gt;[ $i + 1 ] </text:span></text:p>
      <text:p text:style-name="P6"><text:span text:style-name="T3"><text:s text:c="16"/>if !$item </text:span></text:p>
      <text:p text:style-name="P6"><text:span text:style-name="T3"><text:s text:c="16"/>&amp;&amp; $tree-&gt;[ $i ] eq "0";</text:span></text:p>
      <text:p text:style-name="P6"><text:span text:style-name="T3"/></text:p>
      <text:p text:style-name="P6"><text:span text:style-name="T3"><text:s text:c="12"/>if( $item eq $tree-&gt;[ $i ] )</text:span></text:p>
      <text:p text:style-name="P6"><text:span text:style-name="T3"><text:s text:c="12"/>{</text:span></text:p>
      <text:p text:style-name="P6"><text:span text:style-name="T3"><text:s text:c="16"/>$foundcount++;</text:span></text:p>
      <text:p text:style-name="P6"><text:span text:style-name="T3"><text:s text:c="16"/>if( $index eq "*" || $foundcount &gt; $index )</text:span></text:p>
      <text:p text:style-name="P6"><text:soft-page-break/><text:span text:style-name="T3"><text:s text:c="16"/>{</text:span></text:p>
      <text:p text:style-name="P6"><text:span text:style-name="T3"><text:s text:c="20"/>my $r = getfromtree( $tree-&gt;[ $i + 1 ], $path );</text:span></text:p>
      <text:p text:style-name="P6"><text:span text:style-name="T3"><text:s text:c="20"/>return $r if defined $r;</text:span></text:p>
      <text:p text:style-name="P6"><text:span text:style-name="T3"><text:s text:c="16"/>}</text:span></text:p>
      <text:p text:style-name="P6"><text:span text:style-name="T3"><text:s text:c="12"/>}</text:span></text:p>
      <text:p text:style-name="P6"><text:span text:style-name="T3"><text:s text:c="8"/>}</text:span></text:p>
      <text:p text:style-name="P6"><text:span text:style-name="T3"><text:s text:c="8"/>else</text:span></text:p>
      <text:p text:style-name="P6"><text:span text:style-name="T3"><text:s text:c="8"/>{</text:span></text:p>
      <text:p text:style-name="P6"><text:span text:style-name="T3"><text:s text:c="8"/>}</text:span></text:p>
      <text:p text:style-name="P6"><text:span text:style-name="T3"><text:s text:c="4"/>}</text:span></text:p>
      <text:p text:style-name="P6"><text:span text:style-name="T3"><text:s text:c="4"/>return undef; <text:s/># allows the [*] case to work!</text:span></text:p>
      <text:p text:style-name="P6"><text:span text:style-name="T3">}</text:span></text:p>
      <text:p text:style-name="P6"><text:span text:style-name="T3"/></text:p>
      <text:p text:style-name="P6"><text:span text:style-name="T3"># ----------------------------------------------------------------------</text:span></text:p>
      <text:p text:style-name="P6"><text:span text:style-name="T3"># sprinttree( tree ) <text:s text:c="4"/>prints the DOTTED access syntax for the XML tree</text:span></text:p>
      <text:p text:style-name="P6"><text:span text:style-name="T3"># ----------------------------------------------------------------------</text:span></text:p>
      <text:p text:style-name="P6"><text:span text:style-name="T3">sub sprinttree</text:span></text:p>
      <text:p text:style-name="P6"><text:span text:style-name="T3">{</text:span></text:p>
      <text:p text:style-name="P6"><text:span text:style-name="T3"><text:s text:c="4"/>my $tree <text:s text:c="4"/>= shift;</text:span></text:p>
      <text:p text:style-name="P6"><text:span text:style-name="T3"><text:s text:c="4"/>my $dent <text:s text:c="4"/>= shift;</text:span></text:p>
      <text:p text:style-name="P6"><text:span text:style-name="T3"><text:s text:c="4"/>my $base <text:s text:c="4"/>= shift;</text:span></text:p>
      <text:p text:style-name="P6"><text:span text:style-name="T3"><text:s text:c="4"/>my $detailed = shift;</text:span></text:p>
      <text:p text:style-name="P6"><text:span text:style-name="T3"><text:s text:c="4"/>my $type <text:s text:c="4"/>= ref $tree;</text:span></text:p>
      <text:p text:style-name="P6"><text:span text:style-name="T3"><text:s text:c="4"/>my %toke <text:s text:c="4"/>= ();</text:span></text:p>
      <text:p text:style-name="P6"><text:span text:style-name="T3"><text:s text:c="4"/>my $output <text:s text:c="2"/>= "";</text:span></text:p>
      <text:p text:style-name="P6"><text:span text:style-name="T3"/></text:p>
      <text:p text:style-name="P6"><text:span text:style-name="T3"><text:s text:c="4"/>$base = "\$tree-&gt;" unless $base;</text:span></text:p>
      <text:p text:style-name="P6"><text:span text:style-name="T3"><text:s text:c="4"/>$dent = 0 <text:s text:c="9"/>unless $dent;</text:span></text:p>
      <text:p text:style-name="P6"><text:span text:style-name="T3"/></text:p>
      <text:p text:style-name="P6"><text:span text:style-name="T3"><text:s text:c="4"/>if( $type eq "ARRAY" )</text:span></text:p>
      <text:p text:style-name="P6"><text:span text:style-name="T3"><text:s text:c="4"/>{</text:span></text:p>
      <text:p text:style-name="P6"><text:span text:style-name="T3"><text:s text:c="8"/>for( my $i = 0; $i &lt; @{$tree}; $i++ )</text:span></text:p>
      <text:p text:style-name="P6"><text:span text:style-name="T3"><text:s text:c="8"/>{</text:span></text:p>
      <text:p text:style-name="P6"><text:span text:style-name="T3"><text:s text:c="12"/>my $element <text:s text:c="2"/>= $tree-&gt;[ $i ];</text:span></text:p>
      <text:p text:style-name="P6"><text:span text:style-name="T3"><text:s text:c="12"/>my $nextvalue = $tree-&gt;[ $i + 1 ];</text:span></text:p>
      <text:p text:style-name="P6"><text:span text:style-name="T3"/></text:p>
      <text:p text:style-name="P6"><text:span text:style-name="T3"><text:s text:c="12"/>if( !ref $element ) <text:s text:c="2"/>{ $element <text:s text:c="2"/>=~ s/^\s+//si; $element <text:s text:c="2"/>=~ s/\s+$//si; }</text:span></text:p>
      <text:p text:style-name="P6"><text:span text:style-name="T3"><text:s text:c="12"/>if( !ref $nextvalue ) { $nextvalue =~ s/^\s+//si; $nextvalue =~ s/\s+$//si; }</text:span></text:p>
      <text:p text:style-name="P6"><text:span text:style-name="T3"/></text:p>
      <text:p text:style-name="P6"><text:span text:style-name="T3"><text:s text:c="12"/>if( !ref $element ) # is a string</text:span></text:p>
      <text:p text:style-name="P6"><text:span text:style-name="T3"><text:s text:c="12"/>{</text:span></text:p>
      <text:p text:style-name="P6"><text:span text:style-name="T3"><text:s text:c="16"/>if( $detailed )</text:span></text:p>
      <text:p text:style-name="P6"><text:span text:style-name="T3"><text:s text:c="16"/>{</text:span></text:p>
      <text:p text:style-name="P6"><text:span text:style-name="T3"><text:s text:c="20"/>$output .= sprinttree( $element, $dent + 1, "$base\[$i\]", $detailed );</text:span></text:p>
      <text:p text:style-name="P6"><text:span text:style-name="T3"><text:s text:c="16"/>}</text:span></text:p>
      <text:p text:style-name="P6"><text:span text:style-name="T3"><text:s text:c="16"/>elsif( $element ) <text:s/># nonzero, nonempty</text:span></text:p>
      <text:p text:style-name="P6"><text:span text:style-name="T3"><text:s text:c="16"/>{</text:span></text:p>
      <text:p text:style-name="P6"><text:span text:style-name="T3"><text:s text:c="20"/>if( defined $toke{ $element } ) { $toke{ $element }++; <text:s text:c="2"/>}</text:span></text:p>
      <text:p text:style-name="P6"><text:span text:style-name="T3"><text:s text:c="20"/>else <text:s text:c="27"/>{ $toke{ $element } = 0; }</text:span></text:p>
      <text:p text:style-name="P6"><text:span text:style-name="T3"/></text:p>
      <text:p text:style-name="P6"><text:span text:style-name="T3"><text:s text:c="20"/>if( !ref $nextvalue ) # is a string</text:span></text:p>
      <text:p text:style-name="P6"><text:span text:style-name="T3"><text:s text:c="20"/>{</text:span></text:p>
      <text:p text:style-name="P6"><text:span text:style-name="T3"><text:s text:c="24"/>$output .= sprint2c( "$base.$element", $nextvalue ) if length $nextvalue;</text:span></text:p>
      <text:p text:style-name="P6"><text:span text:style-name="T3"><text:s text:c="24"/>$i++;</text:span></text:p>
      <text:p text:style-name="P6"><text:span text:style-name="T3"><text:s text:c="20"/>}</text:span></text:p>
      <text:p text:style-name="P6"><text:span text:style-name="T3"><text:s text:c="20"/>else</text:span></text:p>
      <text:p text:style-name="P6"><text:span text:style-name="T3"><text:s text:c="20"/>{</text:span></text:p>
      <text:p text:style-name="P6"><text:span text:style-name="T3"><text:s text:c="24"/>$output .= sprinttree( $nextvalue, $dent+1, $base . ".$element\[" . $toke{ $element } . "]", $detailed );</text:span></text:p>
      <text:p text:style-name="P6"><text:span text:style-name="T3"><text:s text:c="24"/>$i++;</text:span></text:p>
      <text:p text:style-name="P6"><text:span text:style-name="T3"><text:s text:c="20"/>}</text:span></text:p>
      <text:p text:style-name="P6"><text:span text:style-name="T3"><text:s text:c="16"/>}</text:span></text:p>
      <text:p text:style-name="P6"><text:span text:style-name="T3"><text:s text:c="16"/>else</text:span></text:p>
      <text:p text:style-name="P6"><text:span text:style-name="T3"><text:s text:c="16"/>{</text:span></text:p>
      <text:p text:style-name="P6"><text:span text:style-name="T3"><text:s text:c="20"/>if( !ref $nextvalue ) # is a string</text:span></text:p>
      <text:p text:style-name="P6"><text:span text:style-name="T3"><text:s text:c="20"/>{</text:span></text:p>
      <text:p text:style-name="P6"><text:span text:style-name="T3"><text:s text:c="24"/>$output .= sprint2c( $base, "'$nextvalue'" ) if length $nextvalue;</text:span></text:p>
      <text:p text:style-name="P6"><text:span text:style-name="T3"><text:s text:c="24"/>$i++;</text:span></text:p>
      <text:p text:style-name="P6"><text:span text:style-name="T3"><text:s text:c="20"/>}</text:span></text:p>
      <text:p text:style-name="P6"><text:span text:style-name="T3"><text:s text:c="20"/>else</text:span></text:p>
      <text:p text:style-name="P6"><text:span text:style-name="T3"><text:s text:c="20"/>{</text:span></text:p>
      <text:p text:style-name="P6"><text:span text:style-name="T3"><text:s text:c="24"/>$output .= sprint2c( $base, "!'$element'" ) if length $element;</text:span></text:p>
      <text:p text:style-name="P6"><text:soft-page-break/><text:span text:style-name="T3"><text:s text:c="20"/>}</text:span></text:p>
      <text:p text:style-name="P6"><text:span text:style-name="T3"><text:s text:c="16"/>}</text:span></text:p>
      <text:p text:style-name="P6"><text:span text:style-name="T3"><text:s text:c="12"/>}</text:span></text:p>
      <text:p text:style-name="P6"><text:span text:style-name="T3"><text:s text:c="12"/>else</text:span></text:p>
      <text:p text:style-name="P6"><text:span text:style-name="T3"><text:s text:c="12"/>{</text:span></text:p>
      <text:p text:style-name="P6"><text:span text:style-name="T3"><text:s text:c="16"/>$output .= sprinttree( $element, $dent + 1, ( $detailed ? "$base\[$i\]" : $base ), $detailed );</text:span></text:p>
      <text:p text:style-name="P6"><text:span text:style-name="T3"><text:s text:c="12"/>}</text:span></text:p>
      <text:p text:style-name="P6"><text:span text:style-name="T3"><text:s text:c="8"/>}</text:span></text:p>
      <text:p text:style-name="P6"><text:span text:style-name="T3"><text:s text:c="8"/>if( ! @{$tree} )</text:span></text:p>
      <text:p text:style-name="P6"><text:span text:style-name="T3"><text:s text:c="8"/>{</text:span></text:p>
      <text:p text:style-name="P6"><text:span text:style-name="T3"><text:s text:c="12"/>$output .= sprint $base . " =&gt; [ ]\n" if( $detailed );</text:span></text:p>
      <text:p text:style-name="P6"><text:span text:style-name="T3"><text:s text:c="12"/>next;</text:span></text:p>
      <text:p text:style-name="P6"><text:span text:style-name="T3"><text:s text:c="8"/>}</text:span></text:p>
      <text:p text:style-name="P6"><text:span text:style-name="T3"><text:s text:c="4"/>}</text:span></text:p>
      <text:p text:style-name="P6"><text:span text:style-name="T3"><text:s text:c="4"/>elsif( $type eq "HASH" )</text:span></text:p>
      <text:p text:style-name="P6"><text:span text:style-name="T3"><text:s text:c="4"/>{</text:span></text:p>
      <text:p text:style-name="P6"><text:span text:style-name="T3"><text:s text:c="8"/>foreach my $key ( sort keys %{$tree} )</text:span></text:p>
      <text:p text:style-name="P6"><text:span text:style-name="T3"><text:s text:c="8"/>{</text:span></text:p>
      <text:p text:style-name="P6"><text:span text:style-name="T3"><text:s text:c="12"/>$output .= sprinttree( $tree-&gt;{$key}, $dent + 1, $base . ".$key", $detailed );</text:span></text:p>
      <text:p text:style-name="P6"><text:span text:style-name="T3"><text:s text:c="8"/>}</text:span></text:p>
      <text:p text:style-name="P6"><text:span text:style-name="T3"><text:s text:c="8"/>if( ! keys %{$tree} )</text:span></text:p>
      <text:p text:style-name="P6"><text:span text:style-name="T3"><text:s text:c="8"/>{</text:span></text:p>
      <text:p text:style-name="P6"><text:span text:style-name="T3"><text:s text:c="12"/>$output .= sprint $base . " =&gt; { }\n" if( $detailed );</text:span></text:p>
      <text:p text:style-name="P6"><text:span text:style-name="T3"><text:s text:c="12"/>next;</text:span></text:p>
      <text:p text:style-name="P6"><text:span text:style-name="T3"><text:s text:c="8"/>}</text:span></text:p>
      <text:p text:style-name="P6"><text:span text:style-name="T3"><text:s text:c="4"/>}</text:span></text:p>
      <text:p text:style-name="P6"><text:span text:style-name="T3"><text:s text:c="4"/>elsif( $type eq "SCALAR" <text:s/>) { $output .= sprint2c( $base, "'$tree'" ); }</text:span></text:p>
      <text:p text:style-name="P6"><text:span text:style-name="T3"><text:s text:c="4"/>elsif( $type eq "CODE" <text:s text:c="3"/>) { $output .= sprint2c( $base, "(code)" ); }</text:span></text:p>
      <text:p text:style-name="P6"><text:span text:style-name="T3"><text:s text:c="4"/>elsif( $type eq "REF" <text:s text:c="4"/>) { $output .= sprint2c( $base, "(ref)" ); }</text:span></text:p>
      <text:p text:style-name="P6"><text:span text:style-name="T3"><text:s text:c="4"/>elsif( $type eq "GLOB" <text:s text:c="3"/>) { $output .= sprint2c( $base, "(glob)" ); }</text:span></text:p>
      <text:p text:style-name="P6"><text:span text:style-name="T3"><text:s text:c="4"/>elsif( $type eq "LVALUE" <text:s/>) { $output .= sprint2c( $base, "'$tree'" ); }</text:span></text:p>
      <text:p text:style-name="P6"><text:span text:style-name="T3"><text:s text:c="4"/>elsif( $type eq "FORMAT" <text:s/>) { $output .= sprint2c( $base, "'$tree'" ); }</text:span></text:p>
      <text:p text:style-name="P6"><text:span text:style-name="T3"><text:s text:c="4"/>elsif( $type eq "IO" <text:s text:c="5"/>) { $output .= sprint2c( $base, "(io)" ); }</text:span></text:p>
      <text:p text:style-name="P6"><text:span text:style-name="T3"><text:s text:c="4"/>elsif( $type eq "VSTRING" ) { $output .= sprint2c( $base, "'$tree'" ); }</text:span></text:p>
      <text:p text:style-name="P6"><text:span text:style-name="T3"><text:s text:c="4"/>elsif( $type eq "Regexp" <text:s/>) { $output .= sprint2c( $base, "'$tree'" ); }</text:span></text:p>
      <text:p text:style-name="P6"><text:span text:style-name="T3"><text:s text:c="4"/>else</text:span></text:p>
      <text:p text:style-name="P6"><text:span text:style-name="T3"><text:s text:c="4"/>{</text:span></text:p>
      <text:p text:style-name="P6"><text:span text:style-name="T3"><text:s text:c="8"/>$tree =~ s/^\s*//is;</text:span></text:p>
      <text:p text:style-name="P6"><text:span text:style-name="T3"><text:s text:c="8"/>$tree =~ s/\s*$//is;</text:span></text:p>
      <text:p text:style-name="P6"><text:span text:style-name="T3"><text:s text:c="8"/>$output .= sprint2c( $base, "'$tree'" );</text:span></text:p>
      <text:p text:style-name="P6"><text:span text:style-name="T3"><text:s text:c="4"/>}</text:span></text:p>
      <text:p text:style-name="P6"><text:span text:style-name="T3"/></text:p>
      <text:p text:style-name="P6"><text:span text:style-name="T3"><text:s text:c="4"/>return $output;</text:span></text:p>
      <text:p text:style-name="P6"><text:span text:style-name="T3">}</text:span></text:p>
      <text:p text:style-name="P6"><text:span text:style-name="T3"/></text:p>
      <text:p text:style-name="P6"><text:span text:style-name="T3">sub sprint2c</text:span></text:p>
      <text:p text:style-name="P6"><text:span text:style-name="T3">{</text:span></text:p>
      <text:p text:style-name="P6"><text:span text:style-name="T3"><text:s text:c="4"/>my $base <text:s/>= shift;</text:span></text:p>
      <text:p text:style-name="P6"><text:span text:style-name="T3"><text:s text:c="4"/>my $value = shift;</text:span></text:p>
      <text:p text:style-name="P6"><text:span text:style-name="T3"><text:s text:c="4"/>my $output = "";</text:span></text:p>
      <text:p text:style-name="P6"><text:span text:style-name="T3"/></text:p>
      <text:p text:style-name="P6"><text:span text:style-name="T3"><text:s text:c="4"/>$sprint2c_maxlen = length $base unless $sprint2c_maxlen &gt; length $base;</text:span></text:p>
      <text:p text:style-name="P6"><text:span text:style-name="T3"><text:s text:c="4"/>$sprint2c_maxlen = $sprint2c_max if <text:s text:c="4"/>$sprint2c_max <text:s text:c="3"/>&gt; length $base;</text:span></text:p>
      <text:p text:style-name="P6"><text:span text:style-name="T3"/></text:p>
      <text:p text:style-name="P6"><text:span text:style-name="T3"><text:s text:c="4"/>$output .= $base;</text:span></text:p>
      <text:p text:style-name="P6"><text:span text:style-name="T3"><text:s text:c="4"/>$output .= " " x ( $sprint2c_maxlen - length $base );</text:span></text:p>
      <text:p text:style-name="P6"><text:span text:style-name="T3"><text:s text:c="4"/>$output .= " = ";</text:span></text:p>
      <text:p text:style-name="P6"><text:span text:style-name="T3"><text:s text:c="4"/>$output .= $value;</text:span></text:p>
      <text:p text:style-name="P6"><text:span text:style-name="T3"><text:s text:c="4"/>$output .= "\n";</text:span></text:p>
      <text:p text:style-name="P6"><text:span text:style-name="T3"/></text:p>
      <text:p text:style-name="P6"><text:span text:style-name="T3"><text:s text:c="4"/>return $output;</text:span></text:p>
      <text:p text:style-name="P6"><text:span text:style-name="T3">}</text:span></text:p>
      <text:p text:style-name="P6"><text:span text:style-name="T3"/></text:p>
      <text:p text:style-name="P6"><text:span text:style-name="T3">sub curl</text:span></text:p>
      <text:p text:style-name="P6"><text:span text:style-name="T3">{</text:span></text:p>
      <text:p text:style-name="P6"><text:span text:style-name="T3"><text:s text:c="4"/>my $protect = ( 1 == @_ ) ? shift : "";</text:span></text:p>
      <text:p text:style-name="P6"><text:span text:style-name="T3"/></text:p>
      <text:p text:style-name="P6"><text:span text:style-name="T3"><text:s text:c="4"/>if( ! $protect )</text:span></text:p>
      <text:p text:style-name="P6"><text:span text:style-name="T3"><text:s text:c="4"/>{</text:span></text:p>
      <text:p text:style-name="P6"><text:span text:style-name="T3"><text:s text:c="8"/>$user <text:s text:c="5"/>= shift; <text:s/># admin</text:span></text:p>
      <text:p text:style-name="P6"><text:span text:style-name="T3"><text:s text:c="8"/>$realm <text:s text:c="4"/>= shift; <text:s/># internal</text:span></text:p>
      <text:p text:style-name="P6"><text:soft-page-break/><text:span text:style-name="T3"><text:s text:c="8"/>$password <text:s/>= shift; <text:s/># #m3t30r1t3</text:span></text:p>
      <text:p text:style-name="P6"><text:span text:style-name="T3"><text:s text:c="8"/>$cert <text:s text:c="5"/>= shift; <text:s/># rhevm.cer</text:span></text:p>
      <text:p text:style-name="P6"><text:span text:style-name="T3"><text:s text:c="8"/>$server <text:s text:c="3"/>= shift; <text:s/># eng-rhev-m-1.groundwork.groundworkopensource.com</text:span></text:p>
      <text:p text:style-name="P6"><text:span text:style-name="T3"><text:s text:c="8"/>$port <text:s text:c="5"/>= shift; <text:s/># 443</text:span></text:p>
      <text:p text:style-name="P6"><text:span text:style-name="T3"><text:s text:c="8"/>$endpoint <text:s/>= shift; <text:s/># api <text:s/>(not my...)</text:span></text:p>
      <text:p text:style-name="P6"><text:span text:style-name="T3"><text:s text:c="4"/>}</text:span></text:p>
      <text:p text:style-name="P6"><text:span text:style-name="T3"><text:s text:c="4"/>else</text:span></text:p>
      <text:p text:style-name="P6"><text:span text:style-name="T3"><text:s text:c="4"/>{</text:span></text:p>
      <text:p text:style-name="P6"><text:span text:style-name="T3"><text:s text:c="8"/>$endpoint = $protect;</text:span></text:p>
      <text:p text:style-name="P6"><text:span text:style-name="T3"><text:s text:c="4"/>}</text:span></text:p>
      <text:p text:style-name="P6"><text:span text:style-name="T3"><text:s text:c="4"/>$endpoint =~ s/^\/*//;</text:span></text:p>
      <text:p text:style-name="P6"><text:span text:style-name="T3"/></text:p>
      <text:p text:style-name="P6"><text:span text:style-name="T3"><text:s text:c="4"/>my @cmd = ();</text:span></text:p>
      <text:p text:style-name="P6"><text:span text:style-name="T3"><text:s text:c="4"/>my $cmd = "";</text:span></text:p>
      <text:p text:style-name="P6"><text:span text:style-name="T3"/></text:p>
      <text:p text:style-name="P6"><text:span text:style-name="T3"><text:s text:c="4"/>push @cmd, "curl";</text:span></text:p>
      <text:p text:style-name="P6"><text:span text:style-name="T3"><text:s text:c="4"/>push @cmd, "--stderr /dev/null",</text:span></text:p>
      <text:p text:style-name="P6"><text:span text:style-name="T3"><text:s text:c="4"/>push @cmd, "-X GET";</text:span></text:p>
      <text:p text:style-name="P6"><text:span text:style-name="T3"><text:s text:c="4"/>push @cmd, "-H \"Accept: application/xml\"";</text:span></text:p>
      <text:p text:style-name="P6"><text:span text:style-name="T3"><text:s text:c="4"/>push @cmd, "-u";</text:span></text:p>
      <text:p text:style-name="P6"><text:span text:style-name="T3"><text:s text:c="4"/>push @cmd, $realm </text:span></text:p>
      <text:p text:style-name="P6"><text:span text:style-name="T3"><text:s text:c="12"/>? sprintf( "%s@%s:%s", $user, $realm, $password ) </text:span></text:p>
      <text:p text:style-name="P6"><text:span text:style-name="T3"><text:s text:c="12"/>: sprintf( "%s:%s", <text:s text:c="3"/>$user, <text:s text:c="8"/>$password )</text:span></text:p>
      <text:p text:style-name="P6"><text:span text:style-name="T3"><text:s text:c="12"/>;</text:span></text:p>
      <text:p text:style-name="P6"><text:span text:style-name="T3"><text:s text:c="4"/>push @cmd, "--cacert", $cert;</text:span></text:p>
      <text:p text:style-name="P6"><text:span text:style-name="T3"><text:s text:c="4"/>push @cmd, </text:span></text:p>
      <text:p text:style-name="P6"><text:span text:style-name="T3"><text:s text:c="8"/>( 443 == $port % 1000 ) </text:span></text:p>
      <text:p text:style-name="P6"><text:span text:style-name="T3"><text:s text:c="8"/>? sprintf( "https://%s:%s/%s", $server, $port, $endpoint )</text:span></text:p>
      <text:p text:style-name="P6"><text:span text:style-name="T3"><text:s text:c="8"/>: </text:span></text:p>
      <text:p text:style-name="P6"><text:span text:style-name="T3"><text:s text:c="8"/>( $port ne "" )</text:span></text:p>
      <text:p text:style-name="P6"><text:span text:style-name="T3"><text:s text:c="8"/>? sprintf( "http://%s:%s/%s", <text:s/>$server, $port, $endpoint )</text:span></text:p>
      <text:p text:style-name="P6"><text:span text:style-name="T3"><text:s text:c="8"/>: sprintf( "http://%s/%s", <text:s text:c="4"/>$server, <text:s text:c="7"/>$endpoint )</text:span></text:p>
      <text:p text:style-name="P6"><text:span text:style-name="T3"><text:s text:c="8"/>;</text:span></text:p>
      <text:p text:style-name="P6"><text:span text:style-name="T3"/></text:p>
      <text:p text:style-name="P6"><text:span text:style-name="T3"><text:s text:c="4"/>$cmd = join " ", @cmd;</text:span></text:p>
      <text:p text:style-name="P6"><text:span text:style-name="T3"><text:s text:c="4"/>print "'$cmd'\n";</text:span></text:p>
      <text:p text:style-name="P6"><text:span text:style-name="T3"><text:s text:c="4"/>return `$cmd`;</text:span></text:p>
      <text:p text:style-name="P6"><text:span text:style-name="T3">}</text:span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ntium Plus" svg:font-family="'Gentium Plus'"/>
    <style:font-face style:name="DejaVu Sans Mono" svg:font-family="'DejaVu Sans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ntium Plus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ntium Plu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ntium Plu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ntium Plu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ynch</meta:initial-creator>
    <meta:creation-date>2013-06-28T12:23:49</meta:creation-date>
    <dc:date>2013-06-28T12:40:29</dc:date>
    <dc:creator>Robert Lynch</dc:creator>
    <meta:editing-duration>PT00H11M30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7" meta:paragraph-count="357" meta:word-count="1578" meta:character-count="12417"/>
  </office:meta>
</office:document-meta>
</file>